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WebExchangeMethodArgumentResolverTests.handle( ServerWebExchange exchange , ServerHttpRequest request , ServerHttpResponse response , WebSession session , HttpMethod httpMethod , Locale locale , TimeZone timeZone , ZoneId zoneId , UriComponentsBuilder uriComponentsBuilder , UriBuilder uriBuilder , String s , Mono &lt; ServerWebExchange &gt; mono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erWebExchangeMethodArgumentResolverTests.resolveUriComponents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WebExchangeMethodArgumentResolverTests.testResolveArgument( MethodParameter parameter , Object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WebExchangeMethodArgumentResolverTests.resolve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WebExchangeMethodArgumentResolverTests.resolveUriComponentsBuilderWith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erWebExchangeMethodArgumentResolve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